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/>
      <style:text-properties fo:color="#172B4D" style:font-name="Lucida Sans Unicode" style:font-name-asian="Lucida Sans Unicode" style:font-name-complex="Lucida Sans Unicode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3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35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9" style:family="table-cell" style:parent-style-name="Default" style:data-style-name="N0">
      <style:table-cell-properties fo:border="thin solid #999999"/>
    </style:style>
    <style:style style:name="ce4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172B4D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172B4D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3.78354166666667cm" style:use-optimal-column-width="true"/>
    </style:style>
    <style:style style:name="co7" style:family="table-column">
      <style:table-column-properties fo:break-before="auto" style:column-width="13.2027083333333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1.50812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1.0318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9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ro5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자원유형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Host(Memory)</text:p>
          </table:table-cell>
          <table:table-cell office:value-type="string" table:style-name="ce12">
            <text:p>NACLOUD-1128</text:p>
          </table:table-cell>
          <table:table-cell office:value-type="string" table:style-name="ce13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4">
            <text:p>Storage</text:p>
          </table:table-cell>
          <table:table-cell office:value-type="string" table:style-name="ce12">
            <text:p>CNCLOUD-1526 </text:p>
          </table:table-cell>
          <table:table-cell office:value-type="string" table:style-name="ce15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Host 증설 완료</text:p>
          </table:table-cell>
          <table:table-cell office:value-type="string" table:style-name="ce7">
            <text:p>Host 증설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9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0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2">
            <text:p>SG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3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4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4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4">
            <text:p>RU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number-rows-repeated="1048478" table:style-name="ro5">
          <table:table-cell table:number-columns-repeated="16384"/>
        </table:table-row>
      </table:table>
      <table:table table:name="용량_관리" table:style-name="ta1">
        <table:table-column table:style-name="co1" table:number-columns-repeated="2" table:default-cell-style-name="ce1"/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8"/>
          <table:table-cell office:value-type="string" table:style-name="ce27">
            <text:p>필수로 적용해야할 항목 노란색 칸 이외의 항목들은 그대로 붙여주시면됩니다.</text:p>
          </table:table-cell>
          <table:table-cell table:number-columns-repeated="6" table:style-name="ce27"/>
          <table:table-cell table:number-columns-repeated="3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table:number-columns-repeated="8" table:style-name="ce27"/>
          <table:table-cell table:number-columns-repeated="6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7">
            <text:p>해당 양식으로 반드시 작성하여 주세요</text:p>
          </table:table-cell>
          <table:table-cell table:number-columns-repeated="7" table:style-name="ce27"/>
          <table:table-cell table:number-columns-repeated="6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7">
            <text:p>테넌트가 DEV/STG 순으로 중복이 될 경우 반드시 같은내용을 DEV하나 STG하나로 나누어서 작성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7">
            <text:p>리전의 경우 모든리전의 경우에만 Global이며 이외의 경우에는 반드시 나누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7">
            <text:p>내수처럼 1센터,2센터가 있다면 구분하여 AZ 항목에 적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카테고리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DR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Host(Memory)</text:p>
          </table:table-cell>
          <table:table-cell office:value-type="string" table:style-name="ce12">
            <text:p>NACLOUD-1128</text:p>
          </table:table-cell>
          <table:table-cell office:value-type="string" table:style-name="ce13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4">
            <text:p>Storage</text:p>
          </table:table-cell>
          <table:table-cell office:value-type="string" table:style-name="ce12">
            <text:p>CNCLOUD-1526 </text:p>
          </table:table-cell>
          <table:table-cell office:value-type="string" table:style-name="ce15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Host 증설 완료</text:p>
          </table:table-cell>
          <table:table-cell office:value-type="string" table:style-name="ce7">
            <text:p>Host 증설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9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2">
            <text:p>SG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3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number-rows-repeated="1048469" table:style-name="ro1">
          <table:table-cell table:number-columns-repeated="16384"/>
        </table:table-row>
      </table:table>
      <table:table table:name="취합_시나리오_또는_기준" table:style-name="ta2">
        <table:table-column table:style-name="co1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 전체</text:p>
          </table:table-cell>
          <table:table-cell office:value-type="string" table:style-name="ce1">
            <text:p>리전 별 이슈 사항 발생 개수로 용량 관리 이슈 개수를 산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월별 요약</text:p>
          </table:table-cell>
          <table:table-cell office:value-type="string" table:style-name="ce1">
            <text:p>리전 별 이슈 사항 발생 개수로 용량 관리 이슈 개수를 산출한 뒤 전월 대비 증감량을 표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리전별 요약</text:p>
          </table:table-cell>
          <table:table-cell office:value-type="string" table:style-name="ce1">
            <text:p>월별 비교 및 테넌트 비교를 중심으로 내용 작성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로우데이터 취합기준</text:p>
          </table:table-cell>
          <table:table-cell office:value-type="string" table:style-name="ce1">
            <text:p>1. 리소스 사용 가능 임계치를 넘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2. 자원을 증설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3. 리소스를 사용하는 HW에 이슈가 발생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4. 특정 VM 생성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5. Host에 문제가 발생 되어 마이그레이션 작업을 진행한 경우 작성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용량_관리_차트_All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2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6" table:style-name="ce30"/>
          <table:table-cell table:style-name="ce31"/>
          <table:table-cell/>
          <table:table-cell table:style-name="ce1">
            <draw:frame draw:z-index="2" draw:id="id1" draw:style-name="a1" draw:name="차트 2" svg:x="0.09375in" svg:y="0.01562in" svg:width="10.39583in" svg:height="8.130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4"/>
          <table:table-cell table:style-name="ce1">
            <draw:frame draw:z-index="4" draw:id="id3" draw:style-name="a3" draw:name="차트 2" svg:x="0in" svg:y="0in" svg:width="10.39583in" svg:height="8.13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string" table:style-name="ce29">
            <text:p>월</text:p>
          </table:table-cell>
          <table:table-cell office:value-type="string" table:style-name="ce29">
            <text:p>Bigdata/RND</text:p>
          </table:table-cell>
          <table:table-cell office:value-type="string" table:style-name="ce32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1월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7" table:style-name="ce33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2월</text:p>
          </table:table-cell>
          <table:table-cell office:value-type="float" office:value="2" table:style-name="ce34">
            <text:p>2</text:p>
          </table:table-cell>
          <table:table-cell office:value-type="float" office:value="6" table:style-name="ce35">
            <text:p>6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7" table:style-name="ce36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3월</text:p>
          </table:table-cell>
          <table:table-cell office:value-type="float" office:value="3" table:style-name="ce34">
            <text:p>3</text:p>
          </table:table-cell>
          <table:table-cell office:value-type="float" office:value="8" table:style-name="ce35">
            <text:p>8</text:p>
          </table:table-cell>
          <table:table-cell office:value-type="float" office:value="6" table:style-name="ce35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40" table:style-name="ce36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4월</text:p>
          </table:table-cell>
          <table:table-cell office:value-type="float" office:value="4" table:style-name="ce34">
            <text:p>4</text:p>
          </table:table-cell>
          <table:table-cell office:value-type="float" office:value="10" table:style-name="ce35">
            <text:p>10</text:p>
          </table:table-cell>
          <table:table-cell office:value-type="float" office:value="9" table:style-name="ce35">
            <text:p>9</text:p>
          </table:table-cell>
          <table:table-cell office:value-type="float" office:value="7" table:style-name="ce35">
            <text:p>7</text:p>
          </table:table-cell>
          <table:table-cell office:value-type="float" office:value="12" table:style-name="ce35">
            <text:p>12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50" table:style-name="ce36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5월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5">
            <text:p>12</text:p>
          </table:table-cell>
          <table:table-cell office:value-type="float" office:value="11" table:style-name="ce35">
            <text:p>11</text:p>
          </table:table-cell>
          <table:table-cell office:value-type="float" office:value="8" table:style-name="ce35">
            <text:p>8</text:p>
          </table:table-cell>
          <table:table-cell office:value-type="float" office:value="14" table:style-name="ce35">
            <text:p>1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59" table:style-name="ce36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6월</text:p>
          </table:table-cell>
          <table:table-cell office:value-type="float" office:value="5" table:style-name="ce34">
            <text:p>5</text:p>
          </table:table-cell>
          <table:table-cell office:value-type="float" office:value="14" table:style-name="ce35">
            <text:p>14</text:p>
          </table:table-cell>
          <table:table-cell office:value-type="float" office:value="13" table:style-name="ce35">
            <text:p>13</text:p>
          </table:table-cell>
          <table:table-cell office:value-type="float" office:value="9" table:style-name="ce35">
            <text:p>9</text:p>
          </table:table-cell>
          <table:table-cell office:value-type="float" office:value="16" table:style-name="ce35">
            <text:p>16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67" table:style-name="ce3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37">
            <text:p>총합계</text:p>
          </table:table-cell>
          <table:table-cell table:style-name="ce37"/>
          <table:table-cell table:number-columns-repeated="6" table:style-name="ce38"/>
          <table:table-cell table:style-name="ce39"/>
          <table:table-cell table:number-columns-repeated="1637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NA</text:p>
          </table:table-cell>
          <table:table-cell office:value-type="float" office:value="16" table:style-name="ce33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CN</text:p>
          </table:table-cell>
          <table:table-cell office:value-type="float" office:value="14" table:style-name="ce36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EU</text:p>
          </table:table-cell>
          <table:table-cell office:value-type="float" office:value="13" table:style-name="ce36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KR</text:p>
          </table:table-cell>
          <table:table-cell office:value-type="float" office:value="9" table:style-name="ce36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RU</text:p>
          </table:table-cell>
          <table:table-cell office:value-type="float" office:value="7" table:style-name="ce36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Bigdata/RND</text:p>
          </table:table-cell>
          <table:table-cell office:value-type="float" office:value="5" table:style-name="ce36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SG</text:p>
          </table:table-cell>
          <table:table-cell office:value-type="float" office:value="3" table:style-name="ce36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67" table:style-name="ce39">
            <text:p>67</text:p>
          </table:table-cell>
          <table:table-cell table:number-columns-repeated="16382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1" draw:id="id0" draw:style-name="a0" draw:name="차트 1" svg:x="0.08333in" svg:y="0.16146in" svg:width="6.84896in" svg:height="4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3" draw:id="id2" draw:style-name="a2" draw:name="차트 3" svg:x="0.72917in" svg:y="0.05729in" svg:width="10.25in" svg:height="7.4114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5"/>
          <table:table-cell table:style-name="ce1">
            <draw:frame draw:z-index="5" draw:id="id4" draw:style-name="a4" draw:name="차트 6" svg:x="0in" svg:y="0in" svg:width="10.25in" svg:height="7.4114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1">
          <table:table-cell office:value-type="string" table:style-name="ce29">
            <text:p>월</text:p>
          </table:table-cell>
          <table:table-cell office:value-type="string" table:style-name="ce29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6"/>
        </table:table-row>
        <table:table-row table:style-name="ro1">
          <table:table-cell office:value-type="string" table:style-name="ce29">
            <text:p>1월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9" table:style-name="ce33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2월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6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3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1" table:style-name="ce36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4월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7" table:style-name="ce36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5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table:style-name="ce35"/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0" table:style-name="ce36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6월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5">
            <text:p>2</text:p>
          </table:table-cell>
          <table:table-cell table:style-name="ce35"/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8" table:style-name="ce36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37">
            <text:p>총합계</text:p>
          </table:table-cell>
          <table:table-cell office:value-type="float" office:value="14" table:style-name="ce37">
            <text:p>14</text:p>
          </table:table-cell>
          <table:table-cell office:value-type="float" office:value="19" table:style-name="ce38">
            <text:p>19</text:p>
          </table:table-cell>
          <table:table-cell office:value-type="float" office:value="25" table:style-name="ce38">
            <text:p>25</text:p>
          </table:table-cell>
          <table:table-cell office:value-type="float" office:value="22" table:style-name="ce38">
            <text:p>22</text:p>
          </table:table-cell>
          <table:table-cell office:value-type="float" office:value="7" table:style-name="ce38">
            <text:p>7</text:p>
          </table:table-cell>
          <table:table-cell office:value-type="float" office:value="3" table:style-name="ce38">
            <text:p>3</text:p>
          </table:table-cell>
          <table:table-cell office:value-type="float" office:value="90" table:style-name="ce39">
            <text:p>90</text:p>
          </table:table-cell>
          <table:table-cell table:number-columns-repeated="16376"/>
        </table:table-row>
        <table:table-row table:number-rows-repeated="26"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">
            <draw:frame draw:z-index="6" draw:id="id5" draw:style-name="a5" draw:name="차트 6" svg:x="0.61979in" svg:y="0.1197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1월</text:p>
          </table:table-cell>
          <table:table-cell office:value-type="float" office:value="19" table:style-name="ce3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2월</text:p>
          </table:table-cell>
          <table:table-cell office:value-type="float" office:value="15" table:style-name="ce36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3월</text:p>
          </table:table-cell>
          <table:table-cell office:value-type="float" office:value="21" table:style-name="ce36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4월</text:p>
          </table:table-cell>
          <table:table-cell office:value-type="float" office:value="17" table:style-name="ce36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5월</text:p>
          </table:table-cell>
          <table:table-cell office:value-type="float" office:value="10" table:style-name="ce36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6월</text:p>
          </table:table-cell>
          <table:table-cell office:value-type="float" office:value="8" table:style-name="ce36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37">
            <text:p>총합계</text:p>
          </table:table-cell>
          <table:table-cell office:value-type="float" office:value="90" table:style-name="ce39">
            <text:p>90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</table:table>
      <table:table table:name="용량_관리_차트_CN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4" table:style-name="ce1"/>
          <table:table-cell table:style-name="ce1">
            <draw:frame draw:z-index="1" draw:id="id6" draw:style-name="a6" draw:name="차트 1" svg:x="0.73437in" svg:y="0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Storage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3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7" draw:style-name="a7" draw:name="차트 2" svg:x="0.01042in" svg:y="0.2031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 table:style-name="ce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3" draw:id="id8" draw:style-name="a8" draw:name="차트 3" svg:x="0.05208in" svg:y="0.0468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0">
            <text:p>Host(Memory)</text:p>
          </table:table-cell>
          <table:table-cell table:style-name="ce29"/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2" table:style-name="ce34">
            <text:p>2</text:p>
          </table:table-cell>
          <table:table-cell table:style-name="ce35"/>
          <table:table-cell office:value-type="float" office:value="2" table:style-name="ce3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용량_관리_차트_EU" table:style-name="ta2">
        <table:table-column table:style-name="co10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3"/>
          <table:table-cell table:style-name="ce1">
            <draw:frame draw:z-index="1" draw:id="id9" draw:style-name="a9" draw:name="차트 1" svg:x="0.64062in" svg:y="0.14062in" svg:width="6.40104in" svg:height="4.3593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9">
            <text:p>3</text:p>
          </table:table-cell>
          <table:table-cell table:number-columns-repeated="16381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0" draw:style-name="a10" draw:name="차트 2" svg:x="0.66667in" svg:y="0.19271in" svg:width="6.33333in" svg:height="3.859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3" draw:id="id11" draw:style-name="a11" draw:name="차트 3" svg:x="0.02083in" svg:y="0.11979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6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9">
            <text:p>4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  <table:table table:name="용량_관리_차트_KR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1" draw:id="id12" draw:style-name="a12" draw:name="차트 1" svg:x="0.01042in" svg:y="0in" svg:width="7.17708in" svg:height="4.2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3" draw:style-name="a13" draw:name="차트 3" svg:x="0.01042in" svg:y="0.21354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용량_관리_차트_NA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4" table:style-name="ce1"/>
          <table:table-cell table:style-name="ce1">
            <draw:frame draw:z-index="1" draw:id="id14" draw:style-name="a14" draw:name="차트 1" svg:x="0.01042in" svg:y="0.04687in" svg:width="6.47917in" svg:height="4.3385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5" draw:style-name="a15" draw:name="차트 2" svg:x="0.73958in" svg:y="0.19271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3" draw:id="id16" draw:style-name="a16" draw:name="차트 3" svg:x="0.01042in" svg:y="0.00521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Host(Memory)</text:p>
          </table:table-cell>
          <table:table-cell table:style-name="ce34"/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30" table:style-name="ro1">
          <table:table-cell table:number-columns-repeated="16384"/>
        </table:table-row>
      </table:table>
      <table:table table:name="용량_관리_차트_RU" table:style-name="ta2">
        <table:table-column table:style-name="co10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3" table:style-name="ce1"/>
          <table:table-cell table:style-name="ce1">
            <draw:frame draw:z-index="1" draw:id="id17" draw:style-name="a17" draw:name="차트 1" svg:x="0.73958in" svg:y="0.00521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8" draw:style-name="a18" draw:name="차트 2" svg:x="0.69792in" svg:y="0.18229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용량_관리.C10:용량_관리.L107" table:display-filter-buttons="true">
          <table:filter>
            <table:filter-and>
              <table:filter-condition table:field-number="0" table:value="6월" table:operator="="/>
              <table:filter-condition table:field-number="1" table:value="NA" table:operator="="/>
            </table:filter-and>
          </table:filter>
        </table:database-range>
      </table:database-ranges>
      <table:data-pilot-tables>
        <table:data-pilot-table table:name="피벗 테이블36" table:target-range-address="용량_관리_차트_All.A102:용량_관리_차트_All.B109" table:show-filter-button="false" table:buttons="용량_관리_차트_All.A102">
          <table:source-cell-range table:cell-range-address="용량_관리.C10:용량_관리.L100"/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용량_관리_차트_All.A19:용량_관리_차트_All.B27" table:show-filter-button="false" table:buttons="용량_관리_차트_All.A19">
          <table:source-cell-range table:cell-range-address="용량_관리.C10:용량_관리.L100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용량_관리_차트_All.A3:용량_관리_차트_All.I11" table:show-filter-button="false" table:buttons="용량_관리_차트_All.A4 용량_관리_차트_All.B3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용량_관리_차트_All.A65:용량_관리_차트_All.H73" table:show-filter-button="false" table:buttons="용량_관리_차트_All.A66 용량_관리_차트_All.B65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0" table:target-range-address="용량_관리_차트_CN.A29:용량_관리_차트_CN.D36" table:show-filter-button="false" table:buttons="용량_관리_차트_CN.A29 용량_관리_차트_CN.A30 용량_관리_차트_CN.A33 용량_관리_차트_CN.B32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9" table:target-range-address="용량_관리_차트_CN.A16:용량_관리_차트_CN.C22" table:show-filter-button="false" table:buttons="용량_관리_차트_CN.A16 용량_관리_차트_CN.A17 용량_관리_차트_CN.A20 용량_관리_차트_CN.B19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8" table:target-range-address="용량_관리_차트_CN.A1:용량_관리_차트_CN.C7" table:show-filter-button="false" table:buttons="용량_관리_차트_CN.A1 용량_관리_차트_CN.A2 용량_관리_차트_CN.A5 용량_관리_차트_CN.B4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용량_관리_차트_EU.B48:용량_관리_차트_EU.E56" table:show-filter-button="false" table:buttons="용량_관리_차트_EU.B48 용량_관리_차트_EU.B49 용량_관리_차트_EU.B52 용량_관리_차트_EU.C5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용량_관리_차트_EU.A28:용량_관리_차트_EU.C34" table:show-filter-button="false" table:buttons="용량_관리_차트_EU.A28 용량_관리_차트_EU.A29 용량_관리_차트_EU.A32 용량_관리_차트_EU.B3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용량_관리_차트_EU.A1:용량_관리_차트_EU.C9" table:show-filter-button="false" table:buttons="용량_관리_차트_EU.A1 용량_관리_차트_EU.A2 용량_관리_차트_EU.A5 용량_관리_차트_EU.B4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용량_관리_차트_KR.A33:용량_관리_차트_KR.C42" table:show-filter-button="false" table:buttons="용량_관리_차트_KR.A33 용량_관리_차트_KR.A34 용량_관리_차트_KR.A37 용량_관리_차트_KR.B36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용량_관리_차트_KR.A22:용량_관리_차트_KR.B27" table:show-filter-button="false" table:buttons="용량_관리_차트_KR.A22 용량_관리_차트_KR.A23 용량_관리_차트_KR.A26 용량_관리_차트_KR.B25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용량_관리_차트_KR.A1:용량_관리_차트_KR.C10" table:show-filter-button="false" table:buttons="용량_관리_차트_KR.A1 용량_관리_차트_KR.A2 용량_관리_차트_KR.A5 용량_관리_차트_KR.B4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용량_관리_차트_NA.A38:용량_관리_차트_NA.D46" table:show-filter-button="false" table:buttons="용량_관리_차트_NA.A38 용량_관리_차트_NA.A39 용량_관리_차트_NA.A42 용량_관리_차트_NA.B41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0" table:target-range-address="용량_관리_차트_NA.A24:용량_관리_차트_NA.C30" table:show-filter-button="false" table:buttons="용량_관리_차트_NA.A24 용량_관리_차트_NA.A25 용량_관리_차트_NA.A28 용량_관리_차트_NA.B27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용량_관리_차트_NA.A1:용량_관리_차트_NA.C8" table:show-filter-button="false" table:buttons="용량_관리_차트_NA.A1 용량_관리_차트_NA.A2 용량_관리_차트_NA.A5 용량_관리_차트_NA.B4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용량_관리_차트_RU.A35:용량_관리_차트_RU.C41" table:show-filter-button="false" table:buttons="용량_관리_차트_RU.A35 용량_관리_차트_RU.A36 용량_관리_차트_RU.A39 용량_관리_차트_RU.B38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4" table:target-range-address="용량_관리_차트_RU.A20:용량_관리_차트_RU.B25" table:show-filter-button="false" table:buttons="용량_관리_차트_RU.A20 용량_관리_차트_RU.A21 용량_관리_차트_RU.A24 용량_관리_차트_RU.B23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3" table:target-range-address="용량_관리_차트_RU.A1:용량_관리_차트_RU.C7" table:show-filter-button="false" table:buttons="용량_관리_차트_RU.A1 용량_관리_차트_RU.A2 용량_관리_차트_RU.A5 용량_관리_차트_RU.B4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Windows User</dc:creator>
    <meta:creation-date>2022-07-05T08:25:58Z</meta:creation-date>
    <dc:date>2022-07-20T05:06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19.8751181102362pt" svg:width="493.1251181102362pt" chart:style-name="Crt0">
        <chart:title chart:style-name="CT00">
          <text:p text:style-name="a0" text:class-names="" text:cond-style-name="">Region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</text:p>
            </table:table-cell>
            <table:table-cell office:value-type="float" office:value="16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EU</text:p>
            </table:table-cell>
            <table:table-cell office:value-type="float" office:value="13"/>
          </table:table-row>
          <table:table-row>
            <table:table-cell office:value-type="string">
              <text:p>KR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7"/>
          </table:table-row>
          <table:table-row>
            <table:table-cell office:value-type="string">
              <text:p>Bigdata/RND</text:p>
            </table:table-cell>
            <table:table-cell office:value-type="float" office:value="5"/>
          </table:table-row>
          <table:table-row>
            <table:table-cell office:value-type="string">
              <text:p>S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3.8753543307086pt" svg:width="460.8748031496062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77.8753543307086pt" svg:width="455.9996850393701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06.0pt" svg:width="516.74968503937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2.3748031496062pt" svg:width="466.5002362204725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DR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DR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7b9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7030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083in" svg:stroke-color="#5089b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2083in" svg:stroke-color="#d26e2a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2929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e2aa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3b64ad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62993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97b9e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255e9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요약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9"/>
          </table:table-row>
          <table:table-row>
            <table:table-cell office:value-type="string">
              <text:p>2월</text:p>
            </table:table-cell>
            <table:table-cell office:value-type="float" office:value="15"/>
          </table:table-row>
          <table:table-row>
            <table:table-cell office:value-type="string">
              <text:p>3월</text:p>
            </table:table-cell>
            <table:table-cell office:value-type="float" office:value="21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0"/>
          </table:table-row>
          <table:table-row>
            <table:table-cell office:value-type="string">
              <text:p>6월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4166in" draw:distance="0.04166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Storage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